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row>
        <munder>
          <mo stretchy="false">∑</mo>
          <mi>i</mi>
        </munder>
        <mrow>
          <mfrac>
            <mn>1</mn>
            <mrow>
              <mo stretchy="false">∣</mo>
              <mrow>
                <mi>f</mi>
                <mi>'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  <mo stretchy="false">∣</mo>
            </mrow>
          </mfrac>
        </mrow>
      </mrow>
      <mi/>
      <mo stretchy="false">δ</mo>
      <mrow>
        <mo stretchy="false">(</mo>
        <mrow>
          <mrow>
            <mi>x</mi>
            <mo stretchy="false">−</mo>
            <msub>
              <mi>x</mi>
              <mi>i</mi>
            </msub>
          </mrow>
        </mrow>
        <mo stretchy="false">)</mo>
      </mrow>
    </mrow>
    <annotation encoding="StarMath 5.0">%delta [f(x)] `=` sum from i { 1 over lline f' (x_i) rline } ` %delta (x-x_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37:11.912000000</meta:creation-date>
    <meta:generator>LibreOffice/4.1.4.2$Windows_x86 LibreOffice_project/0a0440ccc0227ad9829de5f46be37cfb6edcf72</meta:generator>
  </office:meta>
</office:document-meta>
</file>